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 table:number-rows-repeated="2">
          <table:table-cell table:number-columns-repeated="56"/>
        </table:table-row>
        <table:table-row table:style-name="ro1">
          <table:table-cell/>
          <table:table-cell table:style-name="ce1" table:number-columns-repeated="6"/>
          <table:table-cell table:number-columns-repeated="19"/>
          <table:table-cell table:style-name="ce1" table:number-columns-repeated="2"/>
          <table:table-cell table:number-columns-repeated="23"/>
          <table:table-cell table:style-name="ce1" table:number-columns-repeated="5"/>
        </table:table-row>
        <table:table-row table:style-name="ro1">
          <table:table-cell/>
          <table:table-cell table:style-name="ce1" table:number-columns-repeated="6"/>
          <table:table-cell table:number-columns-repeated="44"/>
          <table:table-cell table:style-name="ce1" table:number-columns-repeated="5"/>
        </table:table-row>
        <table:table-row table:style-name="ro1" table:number-rows-repeated="2">
          <table:table-cell table:number-columns-repeated="51"/>
          <table:table-cell table:style-name="ce1" table:number-columns-repeated="5"/>
        </table:table-row>
        <table:table-row table:style-name="ro1">
          <table:table-cell table:number-columns-repeated="51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 table:number-rows-repeated="16">
          <table:table-cell table:number-columns-repeated="56"/>
        </table:table-row>
        <table:table-row table:style-name="ro1">
          <table:table-cell/>
          <table:table-cell office:value-type="string" calcext:value-type="string">
            <text:p>5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10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10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175216727717" calcext:value-type="float">
            <text:p>0.1752167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7936507937" calcext:value-type="float">
            <text:p>0.1579365079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11600877193" calcext:value-type="float">
            <text:p>0.1160087719</text:p>
          </table:table-cell>
          <table:table-cell office:value-type="float" office:value="0.175216727717" calcext:value-type="float">
            <text:p>0.1752167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12</text:p>
          </table:table-cell>
          <table:table-cell/>
          <table:table-cell office:value-type="float" office:value="0.112481962482" calcext:value-type="float">
            <text:p>0.1124819625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251868221648" calcext:value-type="float">
            <text:p>0.251868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93859649123" calcext:value-type="float">
            <text:p>0.0793859649</text:p>
          </table:table-cell>
          <table:table-cell office:value-type="float" office:value="0.141266788767" calcext:value-type="float">
            <text:p>0.1412667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3</text:p>
          </table:table-cell>
          <table:table-cell/>
          <table:table-cell office:value-type="float" office:value="0.0715728715729" calcext:value-type="float">
            <text:p>0.0715728716</text:p>
          </table:table-cell>
          <table:table-cell office:value-type="float" office:value="0.167619047619" calcext:value-type="float">
            <text:p>0.16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8464912281" calcext:value-type="float">
            <text:p>0.1484649123</text:p>
          </table:table-cell>
          <table:table-cell office:value-type="float" office:value="0.238451464793" calcext:value-type="float">
            <text:p>0.23845146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9122807018" calcext:value-type="float">
            <text:p>0.0399122807</text:p>
          </table:table-cell>
          <table:table-cell office:value-type="float" office:value="0.228803939116" calcext:value-type="float">
            <text:p>0.2288039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5</text:p>
          </table:table-cell>
          <table:table-cell/>
          <table:table-cell office:value-type="float" office:value="0.0943001443001" calcext:value-type="float">
            <text:p>0.094300144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60745614035" calcext:value-type="float">
            <text:p>0.160745614</text:p>
          </table:table-cell>
          <table:table-cell office:value-type="float" office:value="0.205430923243" calcext:value-type="float">
            <text:p>0.205430923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17893217893" calcext:value-type="float">
            <text:p>0.3178932179</text:p>
          </table:table-cell>
          <table:table-cell office:value-type="float" office:value="0.211666666667" calcext:value-type="float">
            <text:p>0.21166666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7280701754" calcext:value-type="float">
            <text:p>0.1372807018</text:p>
          </table:table-cell>
          <table:table-cell office:value-type="float" office:value="0.19292506105" calcext:value-type="float">
            <text:p>0.1929250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7</text:p>
          </table:table-cell>
          <table:table-cell/>
          <table:table-cell office:value-type="float" office:value="0.23455988456" calcext:value-type="float">
            <text:p>0.2345598846</text:p>
          </table:table-cell>
          <table:table-cell office:value-type="float" office:value="0.136666666667" calcext:value-type="float">
            <text:p>0.1366666667</text:p>
          </table:table-cell>
          <table:table-cell office:value-type="float" office:value="0" calcext:value-type="float">
            <text:p>0</text:p>
          </table:table-cell>
          <table:table-cell office:value-type="float" office:value="0.117324561404" calcext:value-type="float">
            <text:p>0.1173245614</text:p>
          </table:table-cell>
          <table:table-cell office:value-type="float" office:value="0.17643018746" calcext:value-type="float">
            <text:p>0.176430187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35425685426" calcext:value-type="float">
            <text:p>0.135425685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0219298246" calcext:value-type="float">
            <text:p>0.1502192982</text:p>
          </table:table-cell>
          <table:table-cell office:value-type="float" office:value="0.1839751221" calcext:value-type="float">
            <text:p>0.183975122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2_10</text:p>
          </table:table-cell>
          <table:table-cell/>
          <table:table-cell office:value-type="float" office:value="0.0976911976912" calcext:value-type="float">
            <text:p>0.0976911977</text:p>
          </table:table-cell>
          <table:table-cell office:value-type="float" office:value="0.339285714286" calcext:value-type="float">
            <text:p>0.33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191724466302" calcext:value-type="float">
            <text:p>0.1917244663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316017316" calcext:value-type="float">
            <text:p>0.1731601732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186383572568" calcext:value-type="float">
            <text:p>0.1863835726</text:p>
          </table:table-cell>
          <table:table-cell office:value-type="float" office:value="0.29469876243" calcext:value-type="float">
            <text:p>0.2946987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2_12</text:p>
          </table:table-cell>
          <table:table-cell/>
          <table:table-cell office:value-type="float" office:value="0.297041847042" calcext:value-type="float">
            <text:p>0.297041847</text:p>
          </table:table-cell>
          <table:table-cell office:value-type="float" office:value="0.280238095238" calcext:value-type="float">
            <text:p>0.2802380952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84631839974" calcext:value-type="float">
            <text:p>0.2846318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199422799423" calcext:value-type="float">
            <text:p>0.1994227994</text:p>
          </table:table-cell>
          <table:table-cell office:value-type="float" office:value="0.269285714286" calcext:value-type="float">
            <text:p>0.26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24322169059" calcext:value-type="float">
            <text:p>0.2243221691</text:p>
          </table:table-cell>
          <table:table-cell office:value-type="float" office:value="0.290881839974" calcext:value-type="float">
            <text:p>0.29088184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2_3</text:p>
          </table:table-cell>
          <table:table-cell/>
          <table:table-cell office:value-type="float" office:value="0.163059163059" calcext:value-type="float">
            <text:p>0.1630591631</text:p>
          </table:table-cell>
          <table:table-cell office:value-type="float" office:value="0.349285714286" calcext:value-type="float">
            <text:p>0.34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341801937034" calcext:value-type="float">
            <text:p>0.34180193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7518037518" calcext:value-type="float">
            <text:p>0.3375180375</text:p>
          </table:table-cell>
          <table:table-cell office:value-type="float" office:value="0.269285714286" calcext:value-type="float">
            <text:p>0.26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0637958533" calcext:value-type="float">
            <text:p>0.2506379585</text:p>
          </table:table-cell>
          <table:table-cell office:value-type="float" office:value="0.355073744883" calcext:value-type="float">
            <text:p>0.35507374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2_5</text:p>
          </table:table-cell>
          <table:table-cell/>
          <table:table-cell office:value-type="float" office:value="0.275901875902" calcext:value-type="float">
            <text:p>0.2759018759</text:p>
          </table:table-cell>
          <table:table-cell office:value-type="float" office:value="0.234285714286" calcext:value-type="float">
            <text:p>0.23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37240829346" calcext:value-type="float">
            <text:p>0.2372408293</text:p>
          </table:table-cell>
          <table:table-cell office:value-type="float" office:value="0.311478084007" calcext:value-type="float">
            <text:p>0.31147808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332972582973" calcext:value-type="float">
            <text:p>0.332972583</text:p>
          </table:table-cell>
          <table:table-cell office:value-type="float" office:value="0.319285714286" calcext:value-type="float">
            <text:p>0.31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20793460925" calcext:value-type="float">
            <text:p>0.2207934609</text:p>
          </table:table-cell>
          <table:table-cell office:value-type="float" office:value="0.322726280256" calcext:value-type="float">
            <text:p>0.322726280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2_7</text:p>
          </table:table-cell>
          <table:table-cell/>
          <table:table-cell office:value-type="float" office:value="0.294877344877" calcext:value-type="float">
            <text:p>0.2948773449</text:p>
          </table:table-cell>
          <table:table-cell office:value-type="float" office:value="0.254285714286" calcext:value-type="float">
            <text:p>0.25428571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9609250399" calcext:value-type="float">
            <text:p>0.2596092504</text:p>
          </table:table-cell>
          <table:table-cell office:value-type="float" office:value="0.293198016444" calcext:value-type="float">
            <text:p>0.293198016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93362193362" calcext:value-type="float">
            <text:p>0.2933621934</text:p>
          </table:table-cell>
          <table:table-cell office:value-type="float" office:value="0.279285714286" calcext:value-type="float">
            <text:p>0.2792857143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48644338118" calcext:value-type="float">
            <text:p>0.2486443381</text:p>
          </table:table-cell>
          <table:table-cell office:value-type="float" office:value="0.324247467402" calcext:value-type="float">
            <text:p>0.32424746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1_100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27192982456" calcext:value-type="float">
            <text:p>0.1271929825</text:p>
          </table:table-cell>
          <table:table-cell office:value-type="float" office:value="0.160045544733" calcext:value-type="float">
            <text:p>0.1600455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868421052632" calcext:value-type="float">
            <text:p>0.0868421053</text:p>
          </table:table-cell>
          <table:table-cell office:value-type="float" office:value="0.115045544733" calcext:value-type="float">
            <text:p>0.11504554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1_10</text:p>
          </table:table-cell>
          <table:table-cell/>
          <table:table-cell office:value-type="float" office:value="0.020202020202" calcext:value-type="float">
            <text:p>0.0202020202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44736842105" calcext:value-type="float">
            <text:p>0.1447368421</text:p>
          </table:table-cell>
          <table:table-cell office:value-type="float" office:value="0.184934599714" calcext:value-type="float">
            <text:p>0.184934599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0888888888889" calcext:value-type="float">
            <text:p>0.0888888889</text:p>
          </table:table-cell>
          <table:table-cell office:value-type="float" office:value="0.0642857142857" calcext:value-type="float">
            <text:p>0.06428571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1052631579" calcext:value-type="float">
            <text:p>0.1210526316</text:p>
          </table:table-cell>
          <table:table-cell office:value-type="float" office:value="0.175678647333" calcext:value-type="float">
            <text:p>0.175678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1_25</text:p>
          </table:table-cell>
          <table:table-cell/>
          <table:table-cell office:value-type="float" office:value="0.0845598845599" calcext:value-type="float">
            <text:p>0.0845598846</text:p>
          </table:table-cell>
          <table:table-cell office:value-type="float" office:value="0.167619047619" calcext:value-type="float">
            <text:p>0.1676190476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33771929825" calcext:value-type="float">
            <text:p>0.1337719298</text:p>
          </table:table-cell>
          <table:table-cell office:value-type="float" office:value="0.204082049486" calcext:value-type="float">
            <text:p>0.20408204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24458874459" calcext:value-type="float">
            <text:p>0.1244588745</text:p>
          </table:table-cell>
          <table:table-cell office:value-type="float" office:value="0.25119047619" calcext:value-type="float">
            <text:p>0.2511904762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25438596491" calcext:value-type="float">
            <text:p>0.1254385965</text:p>
          </table:table-cell>
          <table:table-cell office:value-type="float" office:value="0.188884538664" calcext:value-type="float">
            <text:p>0.1888845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1_50</text:p>
          </table:table-cell>
          <table:table-cell/>
          <table:table-cell office:value-type="float" office:value="0.255627705628" calcext:value-type="float">
            <text:p>0.2556277056</text:p>
          </table:table-cell>
          <table:table-cell office:value-type="float" office:value="0.358095238095" calcext:value-type="float">
            <text:p>0.3580952381</text:p>
          </table:table-cell>
          <table:table-cell office:value-type="float" office:value="0" calcext:value-type="float">
            <text:p>0</text:p>
          </table:table-cell>
          <table:table-cell office:value-type="float" office:value="0.0912280701754" calcext:value-type="float">
            <text:p>0.0912280702</text:p>
          </table:table-cell>
          <table:table-cell office:value-type="float" office:value="0.20222999223" calcext:value-type="float">
            <text:p>0.2022299922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7633477633" calcext:value-type="float">
            <text:p>0.1276334776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984649122807" calcext:value-type="float">
            <text:p>0.0984649123</text:p>
          </table:table-cell>
          <table:table-cell office:value-type="float" office:value="0.154499618029" calcext:value-type="float">
            <text:p>0.154499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1_75</text:p>
          </table:table-cell>
          <table:table-cell/>
          <table:table-cell office:value-type="float" office:value="0.262698412698" calcext:value-type="float">
            <text:p>0.2626984127</text:p>
          </table:table-cell>
          <table:table-cell office:value-type="float" office:value="0.228571428571" calcext:value-type="float">
            <text:p>0.2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5350877193" calcext:value-type="float">
            <text:p>0.1535087719</text:p>
          </table:table-cell>
          <table:table-cell office:value-type="float" office:value="0.20876984127" calcext:value-type="float">
            <text:p>0.2087698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8585858586" calcext:value-type="float">
            <text:p>0.2585858586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66228070175" calcext:value-type="float">
            <text:p>0.086622807</text:p>
          </table:table-cell>
          <table:table-cell office:value-type="float" office:value="0.237259754135" calcext:value-type="float">
            <text:p>0.2372597541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2_100</text:p>
          </table:table-cell>
          <table:table-cell/>
          <table:table-cell office:value-type="float" office:value="0.0976911976912" calcext:value-type="float">
            <text:p>0.09769119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59210526316" calcext:value-type="float">
            <text:p>0.1592105263</text:p>
          </table:table-cell>
          <table:table-cell office:value-type="float" office:value="0.203564744079" calcext:value-type="float">
            <text:p>0.2035647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4632034632" calcext:value-type="float">
            <text:p>0.1463203463</text:p>
          </table:table-cell>
          <table:table-cell table:number-columns-repeated="2" office:value-type="float" office:value="0.158333333333" calcext:value-type="float">
            <text:p>0.1583333333</text:p>
          </table:table-cell>
          <table:table-cell office:value-type="float" office:value="0.216885964912" calcext:value-type="float">
            <text:p>0.2168859649</text:p>
          </table:table-cell>
          <table:table-cell office:value-type="float" office:value="0.255182063851" calcext:value-type="float">
            <text:p>0.25518206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2_10</text:p>
          </table:table-cell>
          <table:table-cell/>
          <table:table-cell office:value-type="float" office:value="0.141774891775" calcext:value-type="float">
            <text:p>0.1417748918</text:p>
          </table:table-cell>
          <table:table-cell office:value-type="float" office:value="0.245238095238" calcext:value-type="float">
            <text:p>0.2452380952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4692982456" calcext:value-type="float">
            <text:p>0.2146929825</text:p>
          </table:table-cell>
          <table:table-cell office:value-type="float" office:value="0.212093177656" calcext:value-type="float">
            <text:p>0.212093177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32178932179" calcext:value-type="float">
            <text:p>0.1321789322</text:p>
          </table:table-cell>
          <table:table-cell office:value-type="float" office:value="0.133333333333" calcext:value-type="float">
            <text:p>0.1333333333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250618022329" calcext:value-type="float">
            <text:p>0.2506180223</text:p>
          </table:table-cell>
          <table:table-cell office:value-type="float" office:value="0.271197298616" calcext:value-type="float">
            <text:p>0.271197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2_25</text:p>
          </table:table-cell>
          <table:table-cell/>
          <table:table-cell office:value-type="float" office:value="0.258152958153" calcext:value-type="float">
            <text:p>0.2581529582</text:p>
          </table:table-cell>
          <table:table-cell office:value-type="float" office:value="0.225952380952" calcext:value-type="float">
            <text:p>0.225952381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4754784689" calcext:value-type="float">
            <text:p>0.1475478469</text:p>
          </table:table-cell>
          <table:table-cell office:value-type="float" office:value="0.286489634957" calcext:value-type="float">
            <text:p>0.2864896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90476190476" calcext:value-type="float">
            <text:p>0.1904761905</text:p>
          </table:table-cell>
          <table:table-cell office:value-type="float" office:value="0.309523809524" calcext:value-type="float">
            <text:p>0.3095238095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6553030303" calcext:value-type="float">
            <text:p>0.265530303</text:p>
          </table:table-cell>
          <table:table-cell office:value-type="float" office:value="0.318672788812" calcext:value-type="float">
            <text:p>0.318672788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2_50</text:p>
          </table:table-cell>
          <table:table-cell/>
          <table:table-cell office:value-type="float" office:value="0.321789321789" calcext:value-type="float">
            <text:p>0.3217893218</text:p>
          </table:table-cell>
          <table:table-cell office:value-type="float" office:value="0.378095238095" calcext:value-type="float">
            <text:p>0.3780952381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5456539075" calcext:value-type="float">
            <text:p>0.2545653908</text:p>
          </table:table-cell>
          <table:table-cell office:value-type="float" office:value="0.239981854338" calcext:value-type="float">
            <text:p>0.23998185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01226551227" calcext:value-type="float">
            <text:p>0.2012265512</text:p>
          </table:table-cell>
          <table:table-cell office:value-type="float" office:value="0.306904761905" calcext:value-type="float">
            <text:p>0.30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150418660287" calcext:value-type="float">
            <text:p>0.1504186603</text:p>
          </table:table-cell>
          <table:table-cell office:value-type="float" office:value="0.368963629508" calcext:value-type="float">
            <text:p>0.368963629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rcentaje_v2_75</text:p>
          </table:table-cell>
          <table:table-cell/>
          <table:table-cell office:value-type="float" office:value="0.212193362193" calcext:value-type="float">
            <text:p>0.2121933622</text:p>
          </table:table-cell>
          <table:table-cell office:value-type="float" office:value="0.311904761905" calcext:value-type="float">
            <text:p>0.31190476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42723285486" calcext:value-type="float">
            <text:p>0.2427232855</text:p>
          </table:table-cell>
          <table:table-cell office:value-type="float" office:value="0.353434249574" calcext:value-type="float">
            <text:p>0.353434249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443001443" calcext:value-type="float">
            <text:p>0.2443001443</text:p>
          </table:table-cell>
          <table:table-cell office:value-type="float" office:value="0.236904761905" calcext:value-type="float">
            <text:p>0.23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39234449761" calcext:value-type="float">
            <text:p>0.2392344498</text:p>
          </table:table-cell>
          <table:table-cell office:value-type="float" office:value="0.316336291568" calcext:value-type="float">
            <text:p>0.3163362916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table:number-columns-repeated="3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Merge repes</text:p>
          </table:table-cell>
          <table:table-cell table:number-columns-repeated="2"/>
          <table:table-cell office:value-type="string" calcext:value-type="string">
            <text:p>5 repes</text:p>
          </table:table-cell>
          <table:table-cell table:number-columns-repeated="2"/>
          <table:table-cell office:value-type="string" calcext:value-type="string">
            <text:p>10 repes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1BETA</text:p>
          </table:table-cell>
          <table:table-cell table:formula="of:=AVERAGE([.C25];[.D25];[.L25];[.M25])" office:value-type="float" office:value="0.107539682539725" calcext:value-type="float">
            <text:p>0.1075396825</text:p>
          </table:table-cell>
          <table:table-cell table:formula="of:=AVERAGE([.E25:.G25];[.N25:.P25])" office:value-type="float" office:value="0.108990371227383" calcext:value-type="float">
            <text:p>0.1089903712</text:p>
          </table:table-cell>
          <table:table-cell table:formula="of:=AVERAGE([.H25:.J25];[.Q25:.S25])" office:value-type="float" office:value="0.166666666666667" calcext:value-type="float">
            <text:p>0.1666666667</text:p>
          </table:table-cell>
          <table:table-cell table:formula="of:=AVERAGE([.C25:.D25])" office:value-type="float" office:value="0.07063492063495" calcext:value-type="float">
            <text:p>0.0706349206</text:p>
          </table:table-cell>
          <table:table-cell table:formula="of:=AVERAGE([.E25:.G25])" office:value-type="float" office:value="0.120905575905767" calcext:value-type="float">
            <text:p>0.1209055759</text:p>
          </table:table-cell>
          <table:table-cell table:formula="of:=AVERAGE([.H25:.J25])" office:value-type="float" office:value="0.333333333333333" calcext:value-type="float">
            <text:p>0.3333333333</text:p>
          </table:table-cell>
          <table:table-cell table:formula="of:=AVERAGE([.L25:.M25])" office:value-type="float" office:value="0.1444444444445" calcext:value-type="float">
            <text:p>0.1444444444</text:p>
          </table:table-cell>
          <table:table-cell table:formula="of:=AVERAGE([.N25:.P25])" office:value-type="float" office:value="0.097075166549" calcext:value-type="float">
            <text:p>0.0970751665</text:p>
          </table:table-cell>
          <table:table-cell table:formula="of:=AVERAGE([.Q25:.S25])" office:value-type="float" office:value="0" calcext:value-type="float">
            <text:p>0</text:p>
          </table:table-cell>
          <table:table-cell/>
          <table:table-cell office:value-type="string" calcext:value-type="string">
            <text:p>V1BETA</text:p>
          </table:table-cell>
          <table:table-cell office:value-type="float" office:value="0.07063492063495" calcext:value-type="float">
            <text:p>0.0706349206</text:p>
          </table:table-cell>
          <table:table-cell office:value-type="float" office:value="0.120905575905767" calcext:value-type="float">
            <text:p>0.120905575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1444444444445" calcext:value-type="float">
            <text:p>0.1444444444</text:p>
          </table:table-cell>
          <table:table-cell office:value-type="float" office:value="0.097075166549" calcext:value-type="float">
            <text:p>0.0970751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6];[.D26];[.L26];[.M26])" office:value-type="float" office:value="0.075937950937975" calcext:value-type="float">
            <text:p>0.0759379509</text:p>
          </table:table-cell>
          <table:table-cell table:formula="of:=AVERAGE([.E26:.G26];[.N26:.P26])" office:value-type="float" office:value="0.104447940332383" calcext:value-type="float">
            <text:p>0.1044479403</text:p>
          </table:table-cell>
          <table:table-cell table:formula="of:=AVERAGE([.H26:.J26];[.Q26:.S26])" office:value-type="float" office:value="0.270833333333333" calcext:value-type="float">
            <text:p>0.2708333333</text:p>
          </table:table-cell>
          <table:table-cell table:formula="of:=AVERAGE([.C26:.D26])" office:value-type="float" office:value="0.08957431457435" calcext:value-type="float">
            <text:p>0.0895743146</text:p>
          </table:table-cell>
          <table:table-cell table:formula="of:=AVERAGE([.E26:.G26])" office:value-type="float" office:value="0.127011629438333" calcext:value-type="float">
            <text:p>0.1270116294</text:p>
          </table:table-cell>
          <table:table-cell table:formula="of:=AVERAGE([.H26:.J26])" office:value-type="float" office:value="0.125" calcext:value-type="float">
            <text:p>0.125</text:p>
          </table:table-cell>
          <table:table-cell table:formula="of:=AVERAGE([.L26:.M26])" office:value-type="float" office:value="0.0623015873016" calcext:value-type="float">
            <text:p>0.0623015873</text:p>
          </table:table-cell>
          <table:table-cell table:formula="of:=AVERAGE([.N26:.P26])" office:value-type="float" office:value="0.0818842512264333" calcext:value-type="float">
            <text:p>0.0818842512</text:p>
          </table:table-cell>
          <table:table-cell table:formula="of:=AVERAGE([.Q26:.S26])" office:value-type="float" office:value="0.416666666666667" calcext:value-type="float">
            <text:p>0.4166666667</text:p>
          </table:table-cell>
          <table:table-cell table:number-columns-repeated="2"/>
          <table:table-cell office:value-type="float" office:value="0.08957431457435" calcext:value-type="float">
            <text:p>0.0895743146</text:p>
          </table:table-cell>
          <table:table-cell office:value-type="float" office:value="0.127011629438333" calcext:value-type="float">
            <text:p>0.12701162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3015873016" calcext:value-type="float">
            <text:p>0.0623015873</text:p>
          </table:table-cell>
          <table:table-cell office:value-type="float" office:value="0.0818842512264333" calcext:value-type="float">
            <text:p>0.0818842512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7];[.D27];[.L27];[.M27])" office:value-type="float" office:value="0.124673520923525" calcext:value-type="float">
            <text:p>0.1246735209</text:p>
          </table:table-cell>
          <table:table-cell table:formula="of:=AVERAGE([.E27:.G27];[.N27:.P27])" office:value-type="float" office:value="0.1176054328153" calcext:value-type="float">
            <text:p>0.1176054328</text:p>
          </table:table-cell>
          <table:table-cell table:formula="of:=AVERAGE([.H27:.J27];[.Q27:.S27])" office:value-type="float" office:value="0.266666666666667" calcext:value-type="float">
            <text:p>0.2666666667</text:p>
          </table:table-cell>
          <table:table-cell table:formula="of:=AVERAGE([.C27:.D27])" office:value-type="float" office:value="0.11959595959595" calcext:value-type="float">
            <text:p>0.1195959596</text:p>
          </table:table-cell>
          <table:table-cell table:formula="of:=AVERAGE([.E27:.G27])" office:value-type="float" office:value="0.137305459024667" calcext:value-type="float">
            <text:p>0.137305459</text:p>
          </table:table-cell>
          <table:table-cell table:formula="of:=AVERAGE([.H27:.J27])" office:value-type="float" office:value="0.533333333333333" calcext:value-type="float">
            <text:p>0.5333333333</text:p>
          </table:table-cell>
          <table:table-cell table:formula="of:=AVERAGE([.L27:.M27])" office:value-type="float" office:value="0.1297510822511" calcext:value-type="float">
            <text:p>0.1297510823</text:p>
          </table:table-cell>
          <table:table-cell table:formula="of:=AVERAGE([.N27:.P27])" office:value-type="float" office:value="0.0979054066059334" calcext:value-type="float">
            <text:p>0.0979054066</text:p>
          </table:table-cell>
          <table:table-cell table:formula="of:=AVERAGE([.Q27:.S27])" office:value-type="float" office:value="0" calcext:value-type="float">
            <text:p>0</text:p>
          </table:table-cell>
          <table:table-cell table:number-columns-repeated="2"/>
          <table:table-cell office:value-type="float" office:value="0.11959595959595" calcext:value-type="float">
            <text:p>0.1195959596</text:p>
          </table:table-cell>
          <table:table-cell office:value-type="float" office:value="0.137305459024667" calcext:value-type="float">
            <text:p>0.137305459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1297510822511" calcext:value-type="float">
            <text:p>0.1297510823</text:p>
          </table:table-cell>
          <table:table-cell office:value-type="float" office:value="0.0979054066059334" calcext:value-type="float">
            <text:p>0.0979054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8];[.D28];[.L28];[.M28])" office:value-type="float" office:value="0.185965007215025" calcext:value-type="float">
            <text:p>0.1859650072</text:p>
          </table:table-cell>
          <table:table-cell table:formula="of:=AVERAGE([.E28:.G28];[.N28:.P28])" office:value-type="float" office:value="0.120230383347" calcext:value-type="float">
            <text:p>0.1202303833</text:p>
          </table:table-cell>
          <table:table-cell table:formula="of:=AVERAGE([.H28:.J28];[.Q28:.S28])" office:value-type="float" office:value="0.5375" calcext:value-type="float">
            <text:p>0.5375</text:p>
          </table:table-cell>
          <table:table-cell table:formula="of:=AVERAGE([.C28:.D28])" office:value-type="float" office:value="0.10715007215005" calcext:value-type="float">
            <text:p>0.1071500722</text:p>
          </table:table-cell>
          <table:table-cell table:formula="of:=AVERAGE([.E28:.G28])" office:value-type="float" office:value="0.122058845759333" calcext:value-type="float">
            <text:p>0.1220588458</text:p>
          </table:table-cell>
          <table:table-cell table:formula="of:=AVERAGE([.H28:.J28])" office:value-type="float" office:value="0.658333333333333" calcext:value-type="float">
            <text:p>0.6583333333</text:p>
          </table:table-cell>
          <table:table-cell table:formula="of:=AVERAGE([.L28:.M28])" office:value-type="float" office:value="0.26477994228" calcext:value-type="float">
            <text:p>0.2647799423</text:p>
          </table:table-cell>
          <table:table-cell table:formula="of:=AVERAGE([.N28:.P28])" office:value-type="float" office:value="0.118401920934667" calcext:value-type="float">
            <text:p>0.1184019209</text:p>
          </table:table-cell>
          <table:table-cell table:formula="of:=AVERAGE([.Q28:.S28])" office:value-type="float" office:value="0.416666666666667" calcext:value-type="float">
            <text:p>0.4166666667</text:p>
          </table:table-cell>
          <table:table-cell table:number-columns-repeated="2"/>
          <table:table-cell office:value-type="float" office:value="0.10715007215005" calcext:value-type="float">
            <text:p>0.1071500722</text:p>
          </table:table-cell>
          <table:table-cell office:value-type="float" office:value="0.122058845759333" calcext:value-type="float">
            <text:p>0.1220588458</text:p>
          </table:table-cell>
          <table:table-cell office:value-type="float" office:value="0.658333333333333" calcext:value-type="float">
            <text:p>0.6583333333</text:p>
          </table:table-cell>
          <table:table-cell office:value-type="float" office:value="0.26477994228" calcext:value-type="float">
            <text:p>0.2647799423</text:p>
          </table:table-cell>
          <table:table-cell office:value-type="float" office:value="0.118401920934667" calcext:value-type="float">
            <text:p>0.1184019209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29];[.D29];[.L29];[.M29])" office:value-type="float" office:value="0.17541305916325" calcext:value-type="float">
            <text:p>0.1754130592</text:p>
          </table:table-cell>
          <table:table-cell table:formula="of:=AVERAGE([.E29:.G29];[.N29:.P29])" office:value-type="float" office:value="0.108824861535" calcext:value-type="float">
            <text:p>0.1088248615</text:p>
          </table:table-cell>
          <table:table-cell table:formula="of:=AVERAGE([.H29:.J29];[.Q29:.S29])" office:value-type="float" office:value="0.679166666666667" calcext:value-type="float">
            <text:p>0.6791666667</text:p>
          </table:table-cell>
          <table:table-cell table:formula="of:=AVERAGE([.C29:.D29])" office:value-type="float" office:value="0.1856132756135" calcext:value-type="float">
            <text:p>0.1856132756</text:p>
          </table:table-cell>
          <table:table-cell table:formula="of:=AVERAGE([.E29:.G29])" office:value-type="float" office:value="0.0979182496213333" calcext:value-type="float">
            <text:p>0.0979182496</text:p>
          </table:table-cell>
          <table:table-cell table:formula="of:=AVERAGE([.H29:.J29])" office:value-type="float" office:value="0.658333333333333" calcext:value-type="float">
            <text:p>0.6583333333</text:p>
          </table:table-cell>
          <table:table-cell table:formula="of:=AVERAGE([.L29:.M29])" office:value-type="float" office:value="0.165212842713" calcext:value-type="float">
            <text:p>0.1652128427</text:p>
          </table:table-cell>
          <table:table-cell table:formula="of:=AVERAGE([.N29:.P29])" office:value-type="float" office:value="0.119731473448667" calcext:value-type="float">
            <text:p>0.1197314734</text:p>
          </table:table-cell>
          <table:table-cell table:formula="of:=AVERAGE([.Q29:.S29])" office:value-type="float" office:value="0.7" calcext:value-type="float">
            <text:p>0.7</text:p>
          </table:table-cell>
          <table:table-cell table:number-columns-repeated="2"/>
          <table:table-cell office:value-type="float" office:value="0.1856132756135" calcext:value-type="float">
            <text:p>0.1856132756</text:p>
          </table:table-cell>
          <table:table-cell office:value-type="float" office:value="0.0979182496213333" calcext:value-type="float">
            <text:p>0.0979182496</text:p>
          </table:table-cell>
          <table:table-cell office:value-type="float" office:value="0.658333333333333" calcext:value-type="float">
            <text:p>0.6583333333</text:p>
          </table:table-cell>
          <table:table-cell office:value-type="float" office:value="0.165212842713" calcext:value-type="float">
            <text:p>0.1652128427</text:p>
          </table:table-cell>
          <table:table-cell office:value-type="float" office:value="0.119731473448667" calcext:value-type="float">
            <text:p>0.1197314734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V2BETA</text:p>
          </table:table-cell>
          <table:table-cell table:formula="of:=AVERAGE([.C30];[.D30];[.L30];[.M30])" office:value-type="float" office:value="0.21426046176055" calcext:value-type="float">
            <text:p>0.2142604618</text:p>
          </table:table-cell>
          <table:table-cell table:formula="of:=AVERAGE([.E30:.G30];[.N30:.P30])" office:value-type="float" office:value="0.16081867740955" calcext:value-type="float">
            <text:p>0.1608186774</text:p>
          </table:table-cell>
          <table:table-cell table:formula="of:=AVERAGE([.H30:.J30];[.Q30:.S30])" office:value-type="float" office:value="0.275" calcext:value-type="float">
            <text:p>0.275</text:p>
          </table:table-cell>
          <table:table-cell table:formula="of:=AVERAGE([.C30:.D30])" office:value-type="float" office:value="0.2184884559886" calcext:value-type="float">
            <text:p>0.218488456</text:p>
          </table:table-cell>
          <table:table-cell table:formula="of:=AVERAGE([.E30:.G30])" office:value-type="float" office:value="0.133498798708667" calcext:value-type="float">
            <text:p>0.1334987987</text:p>
          </table:table-cell>
          <table:table-cell table:formula="of:=AVERAGE([.H30:.J30])" office:value-type="float" office:value="0.55" calcext:value-type="float">
            <text:p>0.55</text:p>
          </table:table-cell>
          <table:table-cell table:formula="of:=AVERAGE([.L30:.M30])" office:value-type="float" office:value="0.2100324675325" calcext:value-type="float">
            <text:p>0.2100324675</text:p>
          </table:table-cell>
          <table:table-cell table:formula="of:=AVERAGE([.N30:.P30])" office:value-type="float" office:value="0.188138556110433" calcext:value-type="float">
            <text:p>0.1881385561</text:p>
          </table:table-cell>
          <table:table-cell table:formula="of:=AVERAGE([.Q30:.S30])" office:value-type="float" office:value="0" calcext:value-type="float">
            <text:p>0</text:p>
          </table:table-cell>
          <table:table-cell/>
          <table:table-cell office:value-type="string" calcext:value-type="string">
            <text:p>V2BETA</text:p>
          </table:table-cell>
          <table:table-cell office:value-type="float" office:value="0.2184884559886" calcext:value-type="float">
            <text:p>0.218488456</text:p>
          </table:table-cell>
          <table:table-cell office:value-type="float" office:value="0.133498798708667" calcext:value-type="float">
            <text:p>0.133498798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0324675325" calcext:value-type="float">
            <text:p>0.2100324675</text:p>
          </table:table-cell>
          <table:table-cell office:value-type="float" office:value="0.188138556110433" calcext:value-type="float">
            <text:p>0.1881385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1];[.D31];[.L31];[.M31])" office:value-type="float" office:value="0.26149711399725" calcext:value-type="float">
            <text:p>0.261497114</text:p>
          </table:table-cell>
          <table:table-cell table:formula="of:=AVERAGE([.E31:.G31];[.N31:.P31])" office:value-type="float" office:value="0.183379074249617" calcext:value-type="float">
            <text:p>0.1833790742</text:p>
          </table:table-cell>
          <table:table-cell table:formula="of:=AVERAGE([.H31:.J31];[.Q31:.S31])" office:value-type="float" office:value="0.4625" calcext:value-type="float">
            <text:p>0.4625</text:p>
          </table:table-cell>
          <table:table-cell table:formula="of:=AVERAGE([.C31:.D31])" office:value-type="float" office:value="0.28863997114" calcext:value-type="float">
            <text:p>0.2886399711</text:p>
          </table:table-cell>
          <table:table-cell table:formula="of:=AVERAGE([.E31:.G31])" office:value-type="float" office:value="0.158912367710567" calcext:value-type="float">
            <text:p>0.1589123677</text:p>
          </table:table-cell>
          <table:table-cell table:formula="of:=AVERAGE([.H31:.J31])" office:value-type="float" office:value="0.291666666666667" calcext:value-type="float">
            <text:p>0.2916666667</text:p>
          </table:table-cell>
          <table:table-cell table:formula="of:=AVERAGE([.L31:.M31])" office:value-type="float" office:value="0.2343542568545" calcext:value-type="float">
            <text:p>0.2343542569</text:p>
          </table:table-cell>
          <table:table-cell table:formula="of:=AVERAGE([.N31:.P31])" office:value-type="float" office:value="0.207845780788667" calcext:value-type="float">
            <text:p>0.2078457808</text:p>
          </table:table-cell>
          <table:table-cell table:formula="of:=AVERAGE([.Q31:.S31])" office:value-type="float" office:value="0.633333333333333" calcext:value-type="float">
            <text:p>0.6333333333</text:p>
          </table:table-cell>
          <table:table-cell table:number-columns-repeated="2"/>
          <table:table-cell office:value-type="float" office:value="0.28863997114" calcext:value-type="float">
            <text:p>0.2886399711</text:p>
          </table:table-cell>
          <table:table-cell office:value-type="float" office:value="0.158912367710567" calcext:value-type="float">
            <text:p>0.1589123677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0.2343542568545" calcext:value-type="float">
            <text:p>0.2343542569</text:p>
          </table:table-cell>
          <table:table-cell office:value-type="float" office:value="0.207845780788667" calcext:value-type="float">
            <text:p>0.2078457808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2];[.D32];[.L32];[.M32])" office:value-type="float" office:value="0.27978715728725" calcext:value-type="float">
            <text:p>0.2797871573</text:p>
          </table:table-cell>
          <table:table-cell table:formula="of:=AVERAGE([.E32:.G32];[.N32:.P32])" office:value-type="float" office:value="0.249658706156833" calcext:value-type="float">
            <text:p>0.2496587062</text:p>
          </table:table-cell>
          <table:table-cell table:formula="of:=AVERAGE([.H32:.J32];[.Q32:.S32])" office:value-type="float" office:value="0.366666666666667" calcext:value-type="float">
            <text:p>0.3666666667</text:p>
          </table:table-cell>
          <table:table-cell table:formula="of:=AVERAGE([.C32:.D32])" office:value-type="float" office:value="0.2561724386725" calcext:value-type="float">
            <text:p>0.2561724387</text:p>
          </table:table-cell>
          <table:table-cell table:formula="of:=AVERAGE([.E32:.G32])" office:value-type="float" office:value="0.222413511175" calcext:value-type="float">
            <text:p>0.2224135112</text:p>
          </table:table-cell>
          <table:table-cell table:formula="of:=AVERAGE([.H32:.J32])" office:value-type="float" office:value="0.733333333333333" calcext:value-type="float">
            <text:p>0.7333333333</text:p>
          </table:table-cell>
          <table:table-cell table:formula="of:=AVERAGE([.L32:.M32])" office:value-type="float" office:value="0.303401875902" calcext:value-type="float">
            <text:p>0.3034018759</text:p>
          </table:table-cell>
          <table:table-cell table:formula="of:=AVERAGE([.N32:.P32])" office:value-type="float" office:value="0.276903901138667" calcext:value-type="float">
            <text:p>0.2769039011</text:p>
          </table:table-cell>
          <table:table-cell table:formula="of:=AVERAGE([.Q32:.S32])" office:value-type="float" office:value="0" calcext:value-type="float">
            <text:p>0</text:p>
          </table:table-cell>
          <table:table-cell table:number-columns-repeated="2"/>
          <table:table-cell office:value-type="float" office:value="0.2561724386725" calcext:value-type="float">
            <text:p>0.2561724387</text:p>
          </table:table-cell>
          <table:table-cell office:value-type="float" office:value="0.222413511175" calcext:value-type="float">
            <text:p>0.2224135112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303401875902" calcext:value-type="float">
            <text:p>0.3034018759</text:p>
          </table:table-cell>
          <table:table-cell office:value-type="float" office:value="0.276903901138667" calcext:value-type="float">
            <text:p>0.2769039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3];[.D33];[.L33];[.M33])" office:value-type="float" office:value="0.29061147186175" calcext:value-type="float">
            <text:p>0.2906114719</text:p>
          </table:table-cell>
          <table:table-cell table:formula="of:=AVERAGE([.E33:.G33];[.N33:.P33])" office:value-type="float" office:value="0.2209286646445" calcext:value-type="float">
            <text:p>0.2209286646</text:p>
          </table:table-cell>
          <table:table-cell table:formula="of:=AVERAGE([.H33:.J33];[.Q33:.S33])" office:value-type="float" office:value="0.745833333333333" calcext:value-type="float">
            <text:p>0.7458333333</text:p>
          </table:table-cell>
          <table:table-cell table:formula="of:=AVERAGE([.C33:.D33])" office:value-type="float" office:value="0.255093795094" calcext:value-type="float">
            <text:p>0.2550937951</text:p>
          </table:table-cell>
          <table:table-cell table:formula="of:=AVERAGE([.E33:.G33])" office:value-type="float" office:value="0.224572971117667" calcext:value-type="float">
            <text:p>0.2245729711</text:p>
          </table:table-cell>
          <table:table-cell table:formula="of:=AVERAGE([.H33:.J33])" office:value-type="float" office:value="0.941666666666667" calcext:value-type="float">
            <text:p>0.9416666667</text:p>
          </table:table-cell>
          <table:table-cell table:formula="of:=AVERAGE([.L33:.M33])" office:value-type="float" office:value="0.3261291486295" calcext:value-type="float">
            <text:p>0.3261291486</text:p>
          </table:table-cell>
          <table:table-cell table:formula="of:=AVERAGE([.N33:.P33])" office:value-type="float" office:value="0.217284358171333" calcext:value-type="float">
            <text:p>0.2172843582</text:p>
          </table:table-cell>
          <table:table-cell table:formula="of:=AVERAGE([.Q33:.S33])" office:value-type="float" office:value="0.55" calcext:value-type="float">
            <text:p>0.55</text:p>
          </table:table-cell>
          <table:table-cell table:number-columns-repeated="2"/>
          <table:table-cell office:value-type="float" office:value="0.255093795094" calcext:value-type="float">
            <text:p>0.2550937951</text:p>
          </table:table-cell>
          <table:table-cell office:value-type="float" office:value="0.224572971117667" calcext:value-type="float">
            <text:p>0.2245729711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3261291486295" calcext:value-type="float">
            <text:p>0.3261291486</text:p>
          </table:table-cell>
          <table:table-cell office:value-type="float" office:value="0.217284358171333" calcext:value-type="float">
            <text:p>0.2172843582</text:p>
          </table:table-cell>
          <table:table-cell office:value-type="float" office:value="0.55" calcext:value-type="float">
            <text:p>0.55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4];[.D34];[.L34];[.M34])" office:value-type="float" office:value="0.28045274170275" calcext:value-type="float">
            <text:p>0.2804527417</text:p>
          </table:table-cell>
          <table:table-cell table:formula="of:=AVERAGE([.E34:.G34];[.N34:.P34])" office:value-type="float" office:value="0.226505400949333" calcext:value-type="float">
            <text:p>0.2265054009</text:p>
          </table:table-cell>
          <table:table-cell table:formula="of:=AVERAGE([.H34:.J34];[.Q34:.S34])" office:value-type="float" office:value="0.7125" calcext:value-type="float">
            <text:p>0.7125</text:p>
          </table:table-cell>
          <table:table-cell table:formula="of:=AVERAGE([.C34:.D34])" office:value-type="float" office:value="0.2745815295815" calcext:value-type="float">
            <text:p>0.2745815296</text:p>
          </table:table-cell>
          <table:table-cell table:formula="of:=AVERAGE([.E34:.G34])" office:value-type="float" office:value="0.225935755614333" calcext:value-type="float">
            <text:p>0.2259357556</text:p>
          </table:table-cell>
          <table:table-cell table:formula="of:=AVERAGE([.H34:.J34])" office:value-type="float" office:value="0.941666666666667" calcext:value-type="float">
            <text:p>0.9416666667</text:p>
          </table:table-cell>
          <table:table-cell table:formula="of:=AVERAGE([.L34:.M34])" office:value-type="float" office:value="0.286323953824" calcext:value-type="float">
            <text:p>0.2863239538</text:p>
          </table:table-cell>
          <table:table-cell table:formula="of:=AVERAGE([.N34:.P34])" office:value-type="float" office:value="0.227075046284333" calcext:value-type="float">
            <text:p>0.2270750463</text:p>
          </table:table-cell>
          <table:table-cell table:formula="of:=AVERAGE([.Q34:.S34])" office:value-type="float" office:value="0.483333333333333" calcext:value-type="float">
            <text:p>0.4833333333</text:p>
          </table:table-cell>
          <table:table-cell table:number-columns-repeated="2"/>
          <table:table-cell office:value-type="float" office:value="0.2745815295815" calcext:value-type="float">
            <text:p>0.2745815296</text:p>
          </table:table-cell>
          <table:table-cell office:value-type="float" office:value="0.225935755614333" calcext:value-type="float">
            <text:p>0.2259357556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286323953824" calcext:value-type="float">
            <text:p>0.2863239538</text:p>
          </table:table-cell>
          <table:table-cell office:value-type="float" office:value="0.227075046284333" calcext:value-type="float">
            <text:p>0.2270750463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V1ALFA</text:p>
          </table:table-cell>
          <table:table-cell table:formula="of:=AVERAGE([.C35];[.D35];[.L35];[.M35])" office:value-type="float" office:value="0.082539682539775" calcext:value-type="float">
            <text:p>0.0825396825</text:p>
          </table:table-cell>
          <table:table-cell table:formula="of:=AVERAGE([.E35:.G35];[.N35:.P35])" office:value-type="float" office:value="0.0815210295308667" calcext:value-type="float">
            <text:p>0.0815210295</text:p>
          </table:table-cell>
          <table:table-cell table:formula="of:=AVERAGE([.H35:.J35];[.Q35:.S35])" office:value-type="float" office:value="0.0625" calcext:value-type="float">
            <text:p>0.0625</text:p>
          </table:table-cell>
          <table:table-cell table:formula="of:=AVERAGE([.C35:.D35])" office:value-type="float" office:value="0.07063492063495" calcext:value-type="float">
            <text:p>0.0706349206</text:p>
          </table:table-cell>
          <table:table-cell table:formula="of:=AVERAGE([.E35:.G35])" office:value-type="float" office:value="0.0957461757296667" calcext:value-type="float">
            <text:p>0.0957461757</text:p>
          </table:table-cell>
          <table:table-cell table:formula="of:=AVERAGE([.H35:.J35])" office:value-type="float" office:value="0.125" calcext:value-type="float">
            <text:p>0.125</text:p>
          </table:table-cell>
          <table:table-cell table:formula="of:=AVERAGE([.L35:.M35])" office:value-type="float" office:value="0.0944444444446" calcext:value-type="float">
            <text:p>0.0944444444</text:p>
          </table:table-cell>
          <table:table-cell table:formula="of:=AVERAGE([.N35:.P35])" office:value-type="float" office:value="0.0672958833320667" calcext:value-type="float">
            <text:p>0.0672958833</text:p>
          </table:table-cell>
          <table:table-cell table:formula="of:=AVERAGE([.Q35:.S35])" office:value-type="float" office:value="0" calcext:value-type="float">
            <text:p>0</text:p>
          </table:table-cell>
          <table:table-cell/>
          <table:table-cell office:value-type="string" calcext:value-type="string">
            <text:p>V1ALFA</text:p>
          </table:table-cell>
          <table:table-cell office:value-type="float" office:value="0.07063492063495" calcext:value-type="float">
            <text:p>0.0706349206</text:p>
          </table:table-cell>
          <table:table-cell office:value-type="float" office:value="0.0957461757296667" calcext:value-type="float">
            <text:p>0.09574617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44444444446" calcext:value-type="float">
            <text:p>0.0944444444</text:p>
          </table:table-cell>
          <table:table-cell office:value-type="float" office:value="0.0672958833320667" calcext:value-type="float">
            <text:p>0.06729588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AVERAGE([.C36];[.D36];[.L36];[.M36])" office:value-type="float" office:value="0.07191558441565" calcext:value-type="float">
            <text:p>0.0719155844</text:p>
          </table:table-cell>
          <table:table-cell table:formula="of:=AVERAGE([.E36:.G36];[.N36:.P36])" office:value-type="float" office:value="0.108567120121833" calcext:value-type="float">
            <text:p>0.1085671201</text:p>
          </table:table-cell>
          <table:table-cell table:formula="of:=AVERAGE([.H36:.J36];[.Q36:.S36])" office:value-type="float" office:value="0.579166666666667" calcext:value-type="float">
            <text:p>0.5791666667</text:p>
          </table:table-cell>
          <table:table-cell table:formula="of:=AVERAGE([.C36:.D36])" office:value-type="float" office:value="0.067243867244" calcext:value-type="float">
            <text:p>0.0672438672</text:p>
          </table:table-cell>
          <table:table-cell table:formula="of:=AVERAGE([.E36:.G36])" office:value-type="float" office:value="0.109890480606333" calcext:value-type="float">
            <text:p>0.1098904806</text:p>
          </table:table-cell>
          <table:table-cell table:formula="of:=AVERAGE([.H36:.J36])" office:value-type="float" office:value="0.991666666666667" calcext:value-type="float">
            <text:p>0.9916666667</text:p>
          </table:table-cell>
          <table:table-cell table:formula="of:=AVERAGE([.L36:.M36])" office:value-type="float" office:value="0.0765873015873" calcext:value-type="float">
            <text:p>0.0765873016</text:p>
          </table:table-cell>
          <table:table-cell table:formula="of:=AVERAGE([.N36:.P36])" office:value-type="float" office:value="0.107243759637333" calcext:value-type="float">
            <text:p>0.1072437596</text:p>
          </table:table-cell>
          <table:table-cell table:formula="of:=AVERAGE([.Q36:.S36])" office:value-type="float" office:value="0.166666666666667" calcext:value-type="float">
            <text:p>0.1666666667</text:p>
          </table:table-cell>
          <table:table-cell table:number-columns-repeated="2"/>
          <table:table-cell office:value-type="float" office:value="0.067243867244" calcext:value-type="float">
            <text:p>0.0672438672</text:p>
          </table:table-cell>
          <table:table-cell office:value-type="float" office:value="0.109890480606333" calcext:value-type="float">
            <text:p>0.1098904806</text:p>
          </table:table-cell>
          <table:table-cell office:value-type="float" office:value="0.991666666666667" calcext:value-type="float">
            <text:p>0.9916666667</text:p>
          </table:table-cell>
          <table:table-cell office:value-type="float" office:value="0.0765873015873" calcext:value-type="float">
            <text:p>0.0765873016</text:p>
          </table:table-cell>
          <table:table-cell office:value-type="float" office:value="0.107243759637333" calcext:value-type="float">
            <text:p>0.1072437596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7];[.D37];[.L37];[.M37])" office:value-type="float" office:value="0.156957070706975" calcext:value-type="float">
            <text:p>0.1569570707</text:p>
          </table:table-cell>
          <table:table-cell table:formula="of:=AVERAGE([.E37:.G37];[.N37:.P37])" office:value-type="float" office:value="0.119807296855433" calcext:value-type="float">
            <text:p>0.1198072969</text:p>
          </table:table-cell>
          <table:table-cell table:formula="of:=AVERAGE([.H37:.J37];[.Q37:.S37])" office:value-type="float" office:value="0.1625" calcext:value-type="float">
            <text:p>0.1625</text:p>
          </table:table-cell>
          <table:table-cell table:formula="of:=AVERAGE([.C37:.D37])" office:value-type="float" office:value="0.12608946608945" calcext:value-type="float">
            <text:p>0.1260894661</text:p>
          </table:table-cell>
          <table:table-cell table:formula="of:=AVERAGE([.E37:.G37])" office:value-type="float" office:value="0.123729104214767" calcext:value-type="float">
            <text:p>0.1237291042</text:p>
          </table:table-cell>
          <table:table-cell table:formula="of:=AVERAGE([.H37:.J37])" office:value-type="float" office:value="0.325" calcext:value-type="float">
            <text:p>0.325</text:p>
          </table:table-cell>
          <table:table-cell table:formula="of:=AVERAGE([.L37:.M37])" office:value-type="float" office:value="0.1878246753245" calcext:value-type="float">
            <text:p>0.1878246753</text:p>
          </table:table-cell>
          <table:table-cell table:formula="of:=AVERAGE([.N37:.P37])" office:value-type="float" office:value="0.1158854894961" calcext:value-type="float">
            <text:p>0.1158854895</text:p>
          </table:table-cell>
          <table:table-cell table:formula="of:=AVERAGE([.Q37:.S37])" office:value-type="float" office:value="0" calcext:value-type="float">
            <text:p>0</text:p>
          </table:table-cell>
          <table:table-cell table:number-columns-repeated="2"/>
          <table:table-cell office:value-type="float" office:value="0.12608946608945" calcext:value-type="float">
            <text:p>0.1260894661</text:p>
          </table:table-cell>
          <table:table-cell office:value-type="float" office:value="0.123729104214767" calcext:value-type="float">
            <text:p>0.1237291042</text:p>
          </table:table-cell>
          <table:table-cell office:value-type="float" office:value="0.325" calcext:value-type="float">
            <text:p>0.325</text:p>
          </table:table-cell>
          <table:table-cell office:value-type="float" office:value="0.1878246753245" calcext:value-type="float">
            <text:p>0.1878246753</text:p>
          </table:table-cell>
          <table:table-cell office:value-type="float" office:value="0.1158854894961" calcext:value-type="float">
            <text:p>0.11588548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8];[.D38];[.L38];[.M38])" office:value-type="float" office:value="0.20974386724375" calcext:value-type="float">
            <text:p>0.2097438672</text:p>
          </table:table-cell>
          <table:table-cell table:formula="of:=AVERAGE([.E38:.G38];[.N38:.P38])" office:value-type="float" office:value="0.09523709878585" calcext:value-type="float">
            <text:p>0.0952370988</text:p>
          </table:table-cell>
          <table:table-cell table:formula="of:=AVERAGE([.H38:.J38];[.Q38:.S38])" office:value-type="float" office:value="0.445833333333333" calcext:value-type="float">
            <text:p>0.4458333333</text:p>
          </table:table-cell>
          <table:table-cell table:formula="of:=AVERAGE([.C38:.D38])" office:value-type="float" office:value="0.3068614718615" calcext:value-type="float">
            <text:p>0.3068614719</text:p>
          </table:table-cell>
          <table:table-cell table:formula="of:=AVERAGE([.E38:.G38])" office:value-type="float" office:value="0.0978193541351333" calcext:value-type="float">
            <text:p>0.0978193541</text:p>
          </table:table-cell>
          <table:table-cell table:formula="of:=AVERAGE([.H38:.J38])" office:value-type="float" office:value="0.35" calcext:value-type="float">
            <text:p>0.35</text:p>
          </table:table-cell>
          <table:table-cell table:formula="of:=AVERAGE([.L38:.M38])" office:value-type="float" office:value="0.112626262626" calcext:value-type="float">
            <text:p>0.1126262626</text:p>
          </table:table-cell>
          <table:table-cell table:formula="of:=AVERAGE([.N38:.P38])" office:value-type="float" office:value="0.0926548434365667" calcext:value-type="float">
            <text:p>0.0926548434</text:p>
          </table:table-cell>
          <table:table-cell table:formula="of:=AVERAGE([.Q38:.S38])" office:value-type="float" office:value="0.541666666666667" calcext:value-type="float">
            <text:p>0.5416666667</text:p>
          </table:table-cell>
          <table:table-cell table:number-columns-repeated="2"/>
          <table:table-cell office:value-type="float" office:value="0.3068614718615" calcext:value-type="float">
            <text:p>0.3068614719</text:p>
          </table:table-cell>
          <table:table-cell office:value-type="float" office:value="0.0978193541351333" calcext:value-type="float">
            <text:p>0.0978193541</text:p>
          </table:table-cell>
          <table:table-cell office:value-type="float" office:value="0.35" calcext:value-type="float">
            <text:p>0.35</text:p>
          </table:table-cell>
          <table:table-cell office:value-type="float" office:value="0.112626262626" calcext:value-type="float">
            <text:p>0.1126262626</text:p>
          </table:table-cell>
          <table:table-cell office:value-type="float" office:value="0.0926548434365667" calcext:value-type="float">
            <text:p>0.0926548434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39];[.D39];[.L39];[.M39])" office:value-type="float" office:value="0.2118686868685" calcext:value-type="float">
            <text:p>0.2118686869</text:p>
          </table:table-cell>
          <table:table-cell table:formula="of:=AVERAGE([.E39:.G39];[.N39:.P39])" office:value-type="float" office:value="0.118526862392083" calcext:value-type="float">
            <text:p>0.1185268624</text:p>
          </table:table-cell>
          <table:table-cell table:formula="of:=AVERAGE([.H39:.J39];[.Q39:.S39])" office:value-type="float" office:value="0.641666666666667" calcext:value-type="float">
            <text:p>0.6416666667</text:p>
          </table:table-cell>
          <table:table-cell table:formula="of:=AVERAGE([.C39:.D39])" office:value-type="float" office:value="0.2456349206345" calcext:value-type="float">
            <text:p>0.2456349206</text:p>
          </table:table-cell>
          <table:table-cell table:formula="of:=AVERAGE([.E39:.G39])" office:value-type="float" office:value="0.120759537733333" calcext:value-type="float">
            <text:p>0.1207595377</text:p>
          </table:table-cell>
          <table:table-cell table:formula="of:=AVERAGE([.H39:.J39])" office:value-type="float" office:value="0.833333333333333" calcext:value-type="float">
            <text:p>0.8333333333</text:p>
          </table:table-cell>
          <table:table-cell table:formula="of:=AVERAGE([.L39:.M39])" office:value-type="float" office:value="0.1781024531025" calcext:value-type="float">
            <text:p>0.1781024531</text:p>
          </table:table-cell>
          <table:table-cell table:formula="of:=AVERAGE([.N39:.P39])" office:value-type="float" office:value="0.116294187050833" calcext:value-type="float">
            <text:p>0.1162941871</text:p>
          </table:table-cell>
          <table:table-cell table:formula="of:=AVERAGE([.Q39:.S39])" office:value-type="float" office:value="0.45" calcext:value-type="float">
            <text:p>0.45</text:p>
          </table:table-cell>
          <table:table-cell table:number-columns-repeated="2"/>
          <table:table-cell office:value-type="float" office:value="0.2456349206345" calcext:value-type="float">
            <text:p>0.2456349206</text:p>
          </table:table-cell>
          <table:table-cell office:value-type="float" office:value="0.120759537733333" calcext:value-type="float">
            <text:p>0.1207595377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1781024531025" calcext:value-type="float">
            <text:p>0.1781024531</text:p>
          </table:table-cell>
          <table:table-cell office:value-type="float" office:value="0.116294187050833" calcext:value-type="float">
            <text:p>0.1162941871</text:p>
          </table:table-cell>
          <table:table-cell office:value-type="float" office:value="0.45" calcext:value-type="float">
            <text:p>0.4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2ALFA</text:p>
          </table:table-cell>
          <table:table-cell table:formula="of:=AVERAGE([.C40];[.D40];[.L40];[.M40])" office:value-type="float" office:value="0.13183621933605" calcext:value-type="float">
            <text:p>0.1318362193</text:p>
          </table:table-cell>
          <table:table-cell table:formula="of:=AVERAGE([.E40:.G40];[.N40:.P40])" office:value-type="float" office:value="0.191918327637333" calcext:value-type="float">
            <text:p>0.1919183276</text:p>
          </table:table-cell>
          <table:table-cell table:formula="of:=AVERAGE([.H40:.J40];[.Q40:.S40])" office:value-type="float" office:value="0.0833333333333333" calcext:value-type="float">
            <text:p>0.0833333333</text:p>
          </table:table-cell>
          <table:table-cell table:formula="of:=AVERAGE([.C40:.D40])" office:value-type="float" office:value="0.1113455988456" calcext:value-type="float">
            <text:p>0.1113455988</text:p>
          </table:table-cell>
          <table:table-cell table:formula="of:=AVERAGE([.E40:.G40])" office:value-type="float" office:value="0.173702867909333" calcext:value-type="float">
            <text:p>0.1737028679</text:p>
          </table:table-cell>
          <table:table-cell table:formula="of:=AVERAGE([.H40:.J40])" office:value-type="float" office:value="0.166666666666667" calcext:value-type="float">
            <text:p>0.1666666667</text:p>
          </table:table-cell>
          <table:table-cell table:formula="of:=AVERAGE([.L40:.M40])" office:value-type="float" office:value="0.1523268398265" calcext:value-type="float">
            <text:p>0.1523268398</text:p>
          </table:table-cell>
          <table:table-cell table:formula="of:=AVERAGE([.N40:.P40])" office:value-type="float" office:value="0.210133787365333" calcext:value-type="float">
            <text:p>0.2101337874</text:p>
          </table:table-cell>
          <table:table-cell table:formula="of:=AVERAGE([.Q40:.S40])" office:value-type="float" office:value="0" calcext:value-type="float">
            <text:p>0</text:p>
          </table:table-cell>
          <table:table-cell/>
          <table:table-cell office:value-type="string" calcext:value-type="string">
            <text:p>V2ALFA</text:p>
          </table:table-cell>
          <table:table-cell office:value-type="float" office:value="0.1113455988456" calcext:value-type="float">
            <text:p>0.1113455988</text:p>
          </table:table-cell>
          <table:table-cell office:value-type="float" office:value="0.173702867909333" calcext:value-type="float">
            <text:p>0.173702867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523268398265" calcext:value-type="float">
            <text:p>0.1523268398</text:p>
          </table:table-cell>
          <table:table-cell office:value-type="float" office:value="0.210133787365333" calcext:value-type="float">
            <text:p>0.210133787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1];[.D41];[.L41];[.M41])" office:value-type="float" office:value="0.16313131313125" calcext:value-type="float">
            <text:p>0.1631313131</text:p>
          </table:table-cell>
          <table:table-cell table:formula="of:=AVERAGE([.E41:.G41];[.N41:.P41])" office:value-type="float" office:value="0.185878024620617" calcext:value-type="float">
            <text:p>0.1858780246</text:p>
          </table:table-cell>
          <table:table-cell table:formula="of:=AVERAGE([.H41:.J41];[.Q41:.S41])" office:value-type="float" office:value="0.325" calcext:value-type="float">
            <text:p>0.325</text:p>
          </table:table-cell>
          <table:table-cell table:formula="of:=AVERAGE([.C41:.D41])" office:value-type="float" office:value="0.1935064935065" calcext:value-type="float">
            <text:p>0.1935064935</text:p>
          </table:table-cell>
          <table:table-cell table:formula="of:=AVERAGE([.E41:.G41])" office:value-type="float" office:value="0.167262053370667" calcext:value-type="float">
            <text:p>0.1672620534</text:p>
          </table:table-cell>
          <table:table-cell table:formula="of:=AVERAGE([.H41:.J41])" office:value-type="float" office:value="0.483333333333333" calcext:value-type="float">
            <text:p>0.4833333333</text:p>
          </table:table-cell>
          <table:table-cell table:formula="of:=AVERAGE([.L41:.M41])" office:value-type="float" office:value="0.132756132756" calcext:value-type="float">
            <text:p>0.1327561328</text:p>
          </table:table-cell>
          <table:table-cell table:formula="of:=AVERAGE([.N41:.P41])" office:value-type="float" office:value="0.204493995870567" calcext:value-type="float">
            <text:p>0.2044939959</text:p>
          </table:table-cell>
          <table:table-cell table:formula="of:=AVERAGE([.Q41:.S41])" office:value-type="float" office:value="0.166666666666667" calcext:value-type="float">
            <text:p>0.1666666667</text:p>
          </table:table-cell>
          <table:table-cell table:number-columns-repeated="2"/>
          <table:table-cell office:value-type="float" office:value="0.1935064935065" calcext:value-type="float">
            <text:p>0.1935064935</text:p>
          </table:table-cell>
          <table:table-cell office:value-type="float" office:value="0.167262053370667" calcext:value-type="float">
            <text:p>0.1672620534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132756132756" calcext:value-type="float">
            <text:p>0.1327561328</text:p>
          </table:table-cell>
          <table:table-cell office:value-type="float" office:value="0.204493995870567" calcext:value-type="float">
            <text:p>0.2044939959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2];[.D42];[.L42];[.M42])" office:value-type="float" office:value="0.24602633477625" calcext:value-type="float">
            <text:p>0.2460263348</text:p>
          </table:table-cell>
          <table:table-cell table:formula="of:=AVERAGE([.E42:.G42];[.N42:.P42])" office:value-type="float" office:value="0.2058178733925" calcext:value-type="float">
            <text:p>0.2058178734</text:p>
          </table:table-cell>
          <table:table-cell table:formula="of:=AVERAGE([.H42:.J42];[.Q42:.S42])" office:value-type="float" office:value="0.3" calcext:value-type="float">
            <text:p>0.3</text:p>
          </table:table-cell>
          <table:table-cell table:formula="of:=AVERAGE([.C42:.D42])" office:value-type="float" office:value="0.2420526695525" calcext:value-type="float">
            <text:p>0.2420526696</text:p>
          </table:table-cell>
          <table:table-cell table:formula="of:=AVERAGE([.E42:.G42])" office:value-type="float" office:value="0.180790271726667" calcext:value-type="float">
            <text:p>0.1807902717</text:p>
          </table:table-cell>
          <table:table-cell table:formula="of:=AVERAGE([.H42:.J42])" office:value-type="float" office:value="0.35" calcext:value-type="float">
            <text:p>0.35</text:p>
          </table:table-cell>
          <table:table-cell table:formula="of:=AVERAGE([.L42:.M42])" office:value-type="float" office:value="0.25" calcext:value-type="float">
            <text:p>0.25</text:p>
          </table:table-cell>
          <table:table-cell table:formula="of:=AVERAGE([.N42:.P42])" office:value-type="float" office:value="0.230845475058333" calcext:value-type="float">
            <text:p>0.2308454751</text:p>
          </table:table-cell>
          <table:table-cell table:formula="of:=AVERAGE([.Q42:.S42])" office:value-type="float" office:value="0.25" calcext:value-type="float">
            <text:p>0.25</text:p>
          </table:table-cell>
          <table:table-cell table:number-columns-repeated="2"/>
          <table:table-cell office:value-type="float" office:value="0.2420526695525" calcext:value-type="float">
            <text:p>0.2420526696</text:p>
          </table:table-cell>
          <table:table-cell office:value-type="float" office:value="0.180790271726667" calcext:value-type="float">
            <text:p>0.1807902717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30845475058333" calcext:value-type="float">
            <text:p>0.2308454751</text:p>
          </table:table-cell>
          <table:table-cell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3];[.D43];[.L43];[.M43])" office:value-type="float" office:value="0.302003968254" calcext:value-type="float">
            <text:p>0.3020039683</text:p>
          </table:table-cell>
          <table:table-cell table:formula="of:=AVERAGE([.E43:.G43];[.N43:.P43])" office:value-type="float" office:value="0.218988255813833" calcext:value-type="float">
            <text:p>0.2189882558</text:p>
          </table:table-cell>
          <table:table-cell table:formula="of:=AVERAGE([.H43:.J43];[.Q43:.S43])" office:value-type="float" office:value="0.575" calcext:value-type="float">
            <text:p>0.575</text:p>
          </table:table-cell>
          <table:table-cell table:formula="of:=AVERAGE([.C43:.D43])" office:value-type="float" office:value="0.349942279942" calcext:value-type="float">
            <text:p>0.3499422799</text:p>
          </table:table-cell>
          <table:table-cell table:formula="of:=AVERAGE([.E43:.G43])" office:value-type="float" office:value="0.228737970585" calcext:value-type="float">
            <text:p>0.2287379706</text:p>
          </table:table-cell>
          <table:table-cell table:formula="of:=AVERAGE([.H43:.J43])" office:value-type="float" office:value="0.483333333333333" calcext:value-type="float">
            <text:p>0.4833333333</text:p>
          </table:table-cell>
          <table:table-cell table:formula="of:=AVERAGE([.L43:.M43])" office:value-type="float" office:value="0.254065656566" calcext:value-type="float">
            <text:p>0.2540656566</text:p>
          </table:table-cell>
          <table:table-cell table:formula="of:=AVERAGE([.N43:.P43])" office:value-type="float" office:value="0.209238541042667" calcext:value-type="float">
            <text:p>0.209238541</text:p>
          </table:table-cell>
          <table:table-cell table:formula="of:=AVERAGE([.Q43:.S43])" office:value-type="float" office:value="0.666666666666667" calcext:value-type="float">
            <text:p>0.6666666667</text:p>
          </table:table-cell>
          <table:table-cell table:number-columns-repeated="2"/>
          <table:table-cell office:value-type="float" office:value="0.349942279942" calcext:value-type="float">
            <text:p>0.3499422799</text:p>
          </table:table-cell>
          <table:table-cell office:value-type="float" office:value="0.228737970585" calcext:value-type="float">
            <text:p>0.2287379706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254065656566" calcext:value-type="float">
            <text:p>0.2540656566</text:p>
          </table:table-cell>
          <table:table-cell office:value-type="float" office:value="0.209238541042667" calcext:value-type="float">
            <text:p>0.209238541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formula="of:=AVERAGE([.C44];[.D44];[.L44];[.M44])" office:value-type="float" office:value="0.25132575757575" calcext:value-type="float">
            <text:p>0.2513257576</text:p>
          </table:table-cell>
          <table:table-cell table:formula="of:=AVERAGE([.E44:.G44];[.N44:.P44])" office:value-type="float" office:value="0.230843601620333" calcext:value-type="float">
            <text:p>0.2308436016</text:p>
          </table:table-cell>
          <table:table-cell table:formula="of:=AVERAGE([.H44:.J44];[.Q44:.S44])" office:value-type="float" office:value="0.675" calcext:value-type="float">
            <text:p>0.675</text:p>
          </table:table-cell>
          <table:table-cell table:formula="of:=AVERAGE([.C44:.D44])" office:value-type="float" office:value="0.262049062049" calcext:value-type="float">
            <text:p>0.262049062</text:p>
          </table:table-cell>
          <table:table-cell table:formula="of:=AVERAGE([.E44:.G44])" office:value-type="float" office:value="0.24038584502" calcext:value-type="float">
            <text:p>0.240385845</text:p>
          </table:table-cell>
          <table:table-cell table:formula="of:=AVERAGE([.H44:.J44])" office:value-type="float" office:value="0.858333333333333" calcext:value-type="float">
            <text:p>0.8583333333</text:p>
          </table:table-cell>
          <table:table-cell table:formula="of:=AVERAGE([.L44:.M44])" office:value-type="float" office:value="0.2406024531025" calcext:value-type="float">
            <text:p>0.2406024531</text:p>
          </table:table-cell>
          <table:table-cell table:formula="of:=AVERAGE([.N44:.P44])" office:value-type="float" office:value="0.221301358220667" calcext:value-type="float">
            <text:p>0.2213013582</text:p>
          </table:table-cell>
          <table:table-cell table:formula="of:=AVERAGE([.Q44:.S44])" office:value-type="float" office:value="0.491666666666667" calcext:value-type="float">
            <text:p>0.4916666667</text:p>
          </table:table-cell>
          <table:table-cell table:number-columns-repeated="2"/>
          <table:table-cell office:value-type="float" office:value="0.262049062049" calcext:value-type="float">
            <text:p>0.262049062</text:p>
          </table:table-cell>
          <table:table-cell office:value-type="float" office:value="0.24038584502" calcext:value-type="float">
            <text:p>0.240385845</text:p>
          </table:table-cell>
          <table:table-cell office:value-type="float" office:value="0.858333333333333" calcext:value-type="float">
            <text:p>0.8583333333</text:p>
          </table:table-cell>
          <table:table-cell office:value-type="float" office:value="0.2406024531025" calcext:value-type="float">
            <text:p>0.2406024531</text:p>
          </table:table-cell>
          <table:table-cell office:value-type="float" office:value="0.221301358220667" calcext:value-type="float">
            <text:p>0.2213013582</text:p>
          </table:table-cell>
          <table:table-cell office:value-type="float" office:value="0.491666666666667" calcext:value-type="float">
            <text:p>0.4916666667</text:p>
          </table:table-cell>
          <table:table-cell table:number-columns-repeated="3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13"/>
          <table:table-cell table:formula="of:=AVERAGE([.N48:.P48])" office:value-type="float" office:value="0.17495794329135" calcext:value-type="float">
            <text:p>0.1749579433</text:p>
          </table:table-cell>
          <table:table-cell table:number-columns-repeated="2"/>
          <table:table-cell table:formula="of:=AVERAGE([.Q48:.S48])" office:value-type="float" office:value="0.0805065369978333" calcext:value-type="float">
            <text:p>0.080506537</text:p>
          </table:table-cell>
          <table:table-cell/>
          <table:table-cell table:formula="of:=MIN([.N69:.N88];[.Q69:.Q88])" office:value-type="float" office:value="0.0539134425922222" calcext:value-type="float">
            <text:p>0.0539134426</text:p>
          </table:table-cell>
          <table:table-cell table:number-columns-repeated="37"/>
        </table:table-row>
        <table:table-row table:style-name="ro1">
          <table:table-cell table:number-columns-repeated="13"/>
          <table:table-cell table:formula="of:=AVERAGE([.N49:.P49])" office:value-type="float" office:value="0.113861981337561" calcext:value-type="float">
            <text:p>0.1138619813</text:p>
          </table:table-cell>
          <table:table-cell table:number-columns-repeated="2"/>
          <table:table-cell table:formula="of:=AVERAGE([.Q49:.S49])" office:value-type="float" office:value="0.1869508350649" calcext:value-type="float">
            <text:p>0.186950835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0:.P50])" office:value-type="float" office:value="0.26341158398465" calcext:value-type="float">
            <text:p>0.263411584</text:p>
          </table:table-cell>
          <table:table-cell table:number-columns-repeated="2"/>
          <table:table-cell table:formula="of:=AVERAGE([.Q50:.S50])" office:value-type="float" office:value="0.0758854962856778" calcext:value-type="float">
            <text:p>0.0758854963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1:.P51])" office:value-type="float" office:value="0.295847417080905" calcext:value-type="float">
            <text:p>0.2958474171</text:p>
          </table:table-cell>
          <table:table-cell table:number-columns-repeated="2"/>
          <table:table-cell table:formula="of:=AVERAGE([.Q51:.S51])" office:value-type="float" office:value="0.266616176627111" calcext:value-type="float">
            <text:p>0.266616176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2:.P52])" office:value-type="float" office:value="0.313954952856055" calcext:value-type="float">
            <text:p>0.3139549529</text:p>
          </table:table-cell>
          <table:table-cell table:number-columns-repeated="2"/>
          <table:table-cell table:formula="of:=AVERAGE([.Q52:.S52])" office:value-type="float" office:value="0.328314772053889" calcext:value-type="float">
            <text:p>0.328314772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3:.P53])" office:value-type="float" office:value="0.300662418232422" calcext:value-type="float">
            <text:p>0.3006624182</text:p>
          </table:table-cell>
          <table:table-cell table:number-columns-repeated="2"/>
          <table:table-cell table:formula="of:=AVERAGE([.Q53:.S53])" office:value-type="float" office:value="0.132723674547644" calcext:value-type="float">
            <text:p>0.1327236745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4:.P54])" office:value-type="float" office:value="0.246406335172411" calcext:value-type="float">
            <text:p>0.2464063352</text:p>
          </table:table-cell>
          <table:table-cell table:number-columns-repeated="2"/>
          <table:table-cell table:formula="of:=AVERAGE([.Q54:.S54])" office:value-type="float" office:value="0.358511123658833" calcext:value-type="float">
            <text:p>0.3585111237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5:.P55])" office:value-type="float" office:value="0.403973094393611" calcext:value-type="float">
            <text:p>0.4039730944</text:p>
          </table:table-cell>
          <table:table-cell table:number-columns-repeated="2"/>
          <table:table-cell table:formula="of:=AVERAGE([.Q55:.S55])" office:value-type="float" office:value="0.193435259013556" calcext:value-type="float">
            <text:p>0.19343525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6:.P56])" office:value-type="float" office:value="0.473777810959445" calcext:value-type="float">
            <text:p>0.473777811</text:p>
          </table:table-cell>
          <table:table-cell table:number-columns-repeated="2"/>
          <table:table-cell table:formula="of:=AVERAGE([.Q56:.S56])" office:value-type="float" office:value="0.364471168933611" calcext:value-type="float">
            <text:p>0.364471168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7:.P57])" office:value-type="float" office:value="0.480727983954167" calcext:value-type="float">
            <text:p>0.480727984</text:p>
          </table:table-cell>
          <table:table-cell table:number-columns-repeated="2"/>
          <table:table-cell table:formula="of:=AVERAGE([.Q57:.S57])" office:value-type="float" office:value="0.332244111147222" calcext:value-type="float">
            <text:p>0.332244111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8:.P58])" office:value-type="float" office:value="0.0971270321215389" calcext:value-type="float">
            <text:p>0.0971270321</text:p>
          </table:table-cell>
          <table:table-cell table:number-columns-repeated="2"/>
          <table:table-cell table:formula="of:=AVERAGE([.Q58:.S58])" office:value-type="float" office:value="0.0539134425922222" calcext:value-type="float">
            <text:p>0.053913442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59:.P59])" office:value-type="float" office:value="0.389600338172333" calcext:value-type="float">
            <text:p>0.3896003382</text:p>
          </table:table-cell>
          <table:table-cell table:number-columns-repeated="2"/>
          <table:table-cell table:formula="of:=AVERAGE([.Q59:.S59])" office:value-type="float" office:value="0.116832575963767" calcext:value-type="float">
            <text:p>0.11683257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0:.P60])" office:value-type="float" office:value="0.191606190101406" calcext:value-type="float">
            <text:p>0.1916061901</text:p>
          </table:table-cell>
          <table:table-cell table:number-columns-repeated="2"/>
          <table:table-cell table:formula="of:=AVERAGE([.Q60:.S60])" office:value-type="float" office:value="0.101236721606867" calcext:value-type="float">
            <text:p>0.1012367216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1:.P61])" office:value-type="float" office:value="0.251560275332211" calcext:value-type="float">
            <text:p>0.2515602753</text:p>
          </table:table-cell>
          <table:table-cell table:number-columns-repeated="2"/>
          <table:table-cell table:formula="of:=AVERAGE([.Q61:.S61])" office:value-type="float" office:value="0.248982590909745" calcext:value-type="float">
            <text:p>0.2489825909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2:.P62])" office:value-type="float" office:value="0.399909263900389" calcext:value-type="float">
            <text:p>0.3999092639</text:p>
          </table:table-cell>
          <table:table-cell table:number-columns-repeated="2"/>
          <table:table-cell table:formula="of:=AVERAGE([.Q62:.S62])" office:value-type="float" office:value="0.248132213384444" calcext:value-type="float">
            <text:p>0.2481322134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3:.P63])" office:value-type="float" office:value="0.150571711140533" calcext:value-type="float">
            <text:p>0.1505717111</text:p>
          </table:table-cell>
          <table:table-cell table:number-columns-repeated="2"/>
          <table:table-cell table:formula="of:=AVERAGE([.Q63:.S63])" office:value-type="float" office:value="0.120820209063944" calcext:value-type="float">
            <text:p>0.120820209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4:.P64])" office:value-type="float" office:value="0.2813672934035" calcext:value-type="float">
            <text:p>0.2813672934</text:p>
          </table:table-cell>
          <table:table-cell table:number-columns-repeated="2"/>
          <table:table-cell table:formula="of:=AVERAGE([.Q64:.S64])" office:value-type="float" office:value="0.167972265097745" calcext:value-type="float">
            <text:p>0.1679722651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5:.P65])" office:value-type="float" office:value="0.257614313759722" calcext:value-type="float">
            <text:p>0.2576143138</text:p>
          </table:table-cell>
          <table:table-cell table:number-columns-repeated="2"/>
          <table:table-cell table:formula="of:=AVERAGE([.Q65:.S65])" office:value-type="float" office:value="0.243615158352778" calcext:value-type="float">
            <text:p>0.2436151584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6:.P66])" office:value-type="float" office:value="0.354004527953444" calcext:value-type="float">
            <text:p>0.354004528</text:p>
          </table:table-cell>
          <table:table-cell table:number-columns-repeated="2"/>
          <table:table-cell table:formula="of:=AVERAGE([.Q66:.S66])" office:value-type="float" office:value="0.376656954758445" calcext:value-type="float">
            <text:p>0.3766569548</text:p>
          </table:table-cell>
          <table:table-cell table:number-columns-repeated="39"/>
        </table:table-row>
        <table:table-row table:style-name="ro1">
          <table:table-cell table:number-columns-repeated="13"/>
          <table:table-cell table:formula="of:=AVERAGE([.N67:.P67])" office:value-type="float" office:value="0.453589413467444" calcext:value-type="float">
            <text:p>0.4535894135</text:p>
          </table:table-cell>
          <table:table-cell table:number-columns-repeated="2"/>
          <table:table-cell table:formula="of:=AVERAGE([.Q67:.S67])" office:value-type="float" office:value="0.317856825996611" calcext:value-type="float">
            <text:p>0.317856826</text:p>
          </table:table-cell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A25:Sheet1.S41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:52:55.201033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36:11.669185468</meta:creation-date>
    <dc:date>2015-06-23T00:59:29.565286174</dc:date>
    <meta:editing-duration>PT29M14S</meta:editing-duration>
    <meta:editing-cycles>7</meta:editing-cycles>
    <meta:generator>LibreOffice/4.2.8.2$Linux_X86_64 LibreOffice_project/420m0$Build-2</meta:generator>
    <meta:document-statistic meta:table-count="1" meta:cell-count="736" meta:object-count="0"/>
  </office:meta>
</office:document-meta>
</file>